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2.7236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>
            <text:p>Čas na 39500000 záznamů</text:p>
          </table:table-cell>
          <table:table-cell table:style-name="ce1" table:number-columns-repeated="14"/>
        </table:table-row>
        <table:table-row table:style-name="ro2">
          <table:table-cell table:style-name="ce1" office:value-type="string" calcext:value-type="string">
            <text:p>Klasifikáto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oubor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4</text:p>
          </table:table-cell>
          <table:table-cell table:style-name="ce1" office:value-type="string" calcext:value-type="string">
            <text:p>Test5</text:p>
          </table:table-cell>
          <table:table-cell table:style-name="ce1" office:value-type="string" calcext:value-type="string">
            <text:p>Test6</text:p>
          </table:table-cell>
          <table:table-cell table:style-name="ce1" office:value-type="string" calcext:value-type="string">
            <text:p>Test7</text:p>
          </table:table-cell>
          <table:table-cell table:style-name="ce1" office:value-type="string" calcext:value-type="string">
            <text:p>Test8</text:p>
          </table:table-cell>
          <table:table-cell table:style-name="ce1" office:value-type="string" calcext:value-type="string">
            <text:p>Test9</text:p>
          </table:table-cell>
          <table:table-cell table:style-name="ce1" office:value-type="string" calcext:value-type="string">
            <text:p>Test10</text:p>
          </table:table-cell>
          <table:table-cell table:style-name="ce1" office:value-type="string" calcext:value-type="string">
            <text:p>Průměr</text:p>
          </table:table-cell>
          <table:table-cell table:style-name="ce1" office:value-type="string" calcext:value-type="string">
            <text:p>Odchylka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ab_trained_data_sdssdr6_4e7.bin</text:p>
          </table:table-cell>
          <table:table-cell office:value-type="float" office:value="919.579" calcext:value-type="float">
            <text:p>919.579</text:p>
          </table:table-cell>
          <table:table-cell office:value-type="float" office:value="908.456" calcext:value-type="float">
            <text:p>908.456</text:p>
          </table:table-cell>
          <table:table-cell office:value-type="float" office:value="914.333" calcext:value-type="float">
            <text:p>914.333</text:p>
          </table:table-cell>
          <table:table-cell office:value-type="float" office:value="1020.503" calcext:value-type="float">
            <text:p>1020.503</text:p>
          </table:table-cell>
          <table:table-cell office:value-type="float" office:value="1122.038" calcext:value-type="float">
            <text:p>1122.038</text:p>
          </table:table-cell>
          <table:table-cell office:value-type="float" office:value="1135.864" calcext:value-type="float">
            <text:p>1135.864</text:p>
          </table:table-cell>
          <table:table-cell office:value-type="float" office:value="1035.83" calcext:value-type="float">
            <text:p>1035.83</text:p>
          </table:table-cell>
          <table:table-cell office:value-type="float" office:value="905.018" calcext:value-type="float">
            <text:p>905.018</text:p>
          </table:table-cell>
          <table:table-cell office:value-type="float" office:value="899.828" calcext:value-type="float">
            <text:p>899.828</text:p>
          </table:table-cell>
          <table:table-cell office:value-type="float" office:value="910.722" calcext:value-type="float">
            <text:p>910.722</text:p>
          </table:table-cell>
          <table:table-cell table:formula="of:=AVERAGE([.D3:.M3])" office:value-type="float" office:value="977.2171" calcext:value-type="float">
            <text:p>977.2171</text:p>
          </table:table-cell>
          <table:table-cell table:formula="of:=SQRT(VAR([.D3:.M3]))" office:value-type="float" office:value="93.7366901858013" calcext:value-type="float">
            <text:p>93.7366901858013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adaboost_sdssdr6_4e7.pkl</text:p>
          </table:table-cell>
          <table:table-cell office:value-type="float" office:value="26952.46" calcext:value-type="float">
            <text:p>26952.46</text:p>
          </table:table-cell>
          <table:table-cell office:value-type="float" office:value="27409.112" calcext:value-type="float">
            <text:p>27409.112</text:p>
          </table:table-cell>
          <table:table-cell office:value-type="float" office:value="35280.58" calcext:value-type="float">
            <text:p>35280.58</text:p>
          </table:table-cell>
          <table:table-cell office:value-type="float" office:value="35728.304" calcext:value-type="float">
            <text:p>35728.304</text:p>
          </table:table-cell>
          <table:table-cell office:value-type="float" office:value="27238.623" calcext:value-type="float">
            <text:p>27238.623</text:p>
          </table:table-cell>
          <table:table-cell office:value-type="float" office:value="29107.739" calcext:value-type="float">
            <text:p>29107.739</text:p>
          </table:table-cell>
          <table:table-cell office:value-type="float" office:value="29647.706" calcext:value-type="float">
            <text:p>29647.706</text:p>
          </table:table-cell>
          <table:table-cell office:value-type="float" office:value="27890.934" calcext:value-type="float">
            <text:p>27890.934</text:p>
          </table:table-cell>
          <table:table-cell office:value-type="float" office:value="31752.522" calcext:value-type="float">
            <text:p>31752.522</text:p>
          </table:table-cell>
          <table:table-cell office:value-type="float" office:value="31155.47" calcext:value-type="float">
            <text:p>31155.47</text:p>
          </table:table-cell>
          <table:table-cell table:formula="of:=AVERAGE([.D4:.M4])" office:value-type="float" office:value="30216.345" calcext:value-type="float">
            <text:p>30216.345</text:p>
          </table:table-cell>
          <table:table-cell table:formula="of:=SQRT(VAR([.D4:.M4]))" office:value-type="float" office:value="3225.42311276342" calcext:value-type="float">
            <text:p>3225.42311276342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decisionTree_sdssdr6_4e7.pkl</text:p>
          </table:table-cell>
          <table:table-cell office:value-type="float" office:value="4736.079" calcext:value-type="float">
            <text:p>4736.079</text:p>
          </table:table-cell>
          <table:table-cell office:value-type="float" office:value="4724.384" calcext:value-type="float">
            <text:p>4724.384</text:p>
          </table:table-cell>
          <table:table-cell office:value-type="float" office:value="4740.347" calcext:value-type="float">
            <text:p>4740.347</text:p>
          </table:table-cell>
          <table:table-cell office:value-type="float" office:value="4704.789" calcext:value-type="float">
            <text:p>4704.789</text:p>
          </table:table-cell>
          <table:table-cell office:value-type="float" office:value="4685.283" calcext:value-type="float">
            <text:p>4685.283</text:p>
          </table:table-cell>
          <table:table-cell office:value-type="float" office:value="4697.325" calcext:value-type="float">
            <text:p>4697.325</text:p>
          </table:table-cell>
          <table:table-cell office:value-type="float" office:value="4733.125" calcext:value-type="float">
            <text:p>4733.125</text:p>
          </table:table-cell>
          <table:table-cell office:value-type="float" office:value="4625.531" calcext:value-type="float">
            <text:p>4625.531</text:p>
          </table:table-cell>
          <table:table-cell office:value-type="float" office:value="4712.059" calcext:value-type="float">
            <text:p>4712.059</text:p>
          </table:table-cell>
          <table:table-cell office:value-type="float" office:value="4738.26" calcext:value-type="float">
            <text:p>4738.26</text:p>
          </table:table-cell>
          <table:table-cell table:formula="of:=AVERAGE([.D5:.M5])" office:value-type="float" office:value="4709.7182" calcext:value-type="float">
            <text:p>4709.7182</text:p>
          </table:table-cell>
          <table:table-cell table:formula="of:=SQRT(VAR([.D5:.M5]))" office:value-type="float" office:value="35.0848889530014" calcext:value-type="float">
            <text:p>35.0848889530014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dt_trained_data_sdssdr6_4e7.bin</text:p>
          </table:table-cell>
          <table:table-cell office:value-type="float" office:value="135.067" calcext:value-type="float">
            <text:p>135.067</text:p>
          </table:table-cell>
          <table:table-cell office:value-type="float" office:value="135.389" calcext:value-type="float">
            <text:p>135.389</text:p>
          </table:table-cell>
          <table:table-cell office:value-type="float" office:value="134.904" calcext:value-type="float">
            <text:p>134.904</text:p>
          </table:table-cell>
          <table:table-cell office:value-type="float" office:value="134.122" calcext:value-type="float">
            <text:p>134.122</text:p>
          </table:table-cell>
          <table:table-cell office:value-type="float" office:value="135.251" calcext:value-type="float">
            <text:p>135.251</text:p>
          </table:table-cell>
          <table:table-cell office:value-type="float" office:value="133.55" calcext:value-type="float">
            <text:p>133.55</text:p>
          </table:table-cell>
          <table:table-cell office:value-type="float" office:value="128.561" calcext:value-type="float">
            <text:p>128.561</text:p>
          </table:table-cell>
          <table:table-cell office:value-type="float" office:value="127.598" calcext:value-type="float">
            <text:p>127.598</text:p>
          </table:table-cell>
          <table:table-cell office:value-type="float" office:value="163.702" calcext:value-type="float">
            <text:p>163.702</text:p>
          </table:table-cell>
          <table:table-cell office:value-type="float" office:value="140.763" calcext:value-type="float">
            <text:p>140.763</text:p>
          </table:table-cell>
          <table:table-cell table:formula="of:=AVERAGE([.D6:.M6])" office:value-type="float" office:value="136.8907" calcext:value-type="float">
            <text:p>136.8907</text:p>
          </table:table-cell>
          <table:table-cell table:formula="of:=SQRT(VAR([.D6:.M6]))" office:value-type="float" office:value="10.1139136512254" calcext:value-type="float">
            <text:p>10.1139136512254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linearSVM_sdssdr6_4e7.pkl</text:p>
          </table:table-cell>
          <table:table-cell office:value-type="float" office:value="23057.032" calcext:value-type="float">
            <text:p>23057.032</text:p>
          </table:table-cell>
          <table:table-cell office:value-type="float" office:value="23791.949" calcext:value-type="float">
            <text:p>23791.949</text:p>
          </table:table-cell>
          <table:table-cell office:value-type="float" office:value="24612.691" calcext:value-type="float">
            <text:p>24612.691</text:p>
          </table:table-cell>
          <table:table-cell office:value-type="float" office:value="21992.584" calcext:value-type="float">
            <text:p>21992.584</text:p>
          </table:table-cell>
          <table:table-cell office:value-type="float" office:value="22730.201" calcext:value-type="float">
            <text:p>22730.201</text:p>
          </table:table-cell>
          <table:table-cell office:value-type="float" office:value="24003.221" calcext:value-type="float">
            <text:p>24003.221</text:p>
          </table:table-cell>
          <table:table-cell office:value-type="float" office:value="23604.51" calcext:value-type="float">
            <text:p>23604.51</text:p>
          </table:table-cell>
          <table:table-cell office:value-type="float" office:value="22802.255" calcext:value-type="float">
            <text:p>22802.255</text:p>
          </table:table-cell>
          <table:table-cell office:value-type="float" office:value="23703.382" calcext:value-type="float">
            <text:p>23703.382</text:p>
          </table:table-cell>
          <table:table-cell office:value-type="float" office:value="22754.813" calcext:value-type="float">
            <text:p>22754.813</text:p>
          </table:table-cell>
          <table:table-cell table:formula="of:=AVERAGE([.D7:.M7])" office:value-type="float" office:value="23305.2638" calcext:value-type="float">
            <text:p>23305.2638</text:p>
          </table:table-cell>
          <table:table-cell table:formula="of:=SQRT(VAR([.D7:.M7]))" office:value-type="float" office:value="771.209544483181" calcext:value-type="float">
            <text:p>771.209544483181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naive_bayes_sdssdr6_4e7.pkl</text:p>
          </table:table-cell>
          <table:table-cell office:value-type="float" office:value="7509.876" calcext:value-type="float">
            <text:p>7509.876</text:p>
          </table:table-cell>
          <table:table-cell office:value-type="float" office:value="7641.447" calcext:value-type="float">
            <text:p>7641.447</text:p>
          </table:table-cell>
          <table:table-cell office:value-type="float" office:value="7482.73" calcext:value-type="float">
            <text:p>7482.73</text:p>
          </table:table-cell>
          <table:table-cell office:value-type="float" office:value="7440.022" calcext:value-type="float">
            <text:p>7440.022</text:p>
          </table:table-cell>
          <table:table-cell office:value-type="float" office:value="7022.068" calcext:value-type="float">
            <text:p>7022.068</text:p>
          </table:table-cell>
          <table:table-cell office:value-type="float" office:value="9714.972" calcext:value-type="float">
            <text:p>9714.972</text:p>
          </table:table-cell>
          <table:table-cell office:value-type="float" office:value="12719.644" calcext:value-type="float">
            <text:p>12719.644</text:p>
          </table:table-cell>
          <table:table-cell office:value-type="float" office:value="7371.295" calcext:value-type="float">
            <text:p>7371.295</text:p>
          </table:table-cell>
          <table:table-cell office:value-type="float" office:value="7374.824" calcext:value-type="float">
            <text:p>7374.824</text:p>
          </table:table-cell>
          <table:table-cell office:value-type="float" office:value="7414.079" calcext:value-type="float">
            <text:p>7414.079</text:p>
          </table:table-cell>
          <table:table-cell table:formula="of:=AVERAGE([.D8:.M8])" office:value-type="float" office:value="8169.0957" calcext:value-type="float">
            <text:p>8169.0957</text:p>
          </table:table-cell>
          <table:table-cell table:formula="of:=SQRT(VAR([.D8:.M8]))" office:value-type="float" office:value="1762.76076763979" calcext:value-type="float">
            <text:p>1762.76076763979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nbc_trained_data_sdssdr6_4e7.bin</text:p>
          </table:table-cell>
          <table:table-cell office:value-type="float" office:value="144.44" calcext:value-type="float">
            <text:p>144.44</text:p>
          </table:table-cell>
          <table:table-cell office:value-type="float" office:value="143.957" calcext:value-type="float">
            <text:p>143.957</text:p>
          </table:table-cell>
          <table:table-cell office:value-type="float" office:value="137.877" calcext:value-type="float">
            <text:p>137.877</text:p>
          </table:table-cell>
          <table:table-cell office:value-type="float" office:value="142.087" calcext:value-type="float">
            <text:p>142.087</text:p>
          </table:table-cell>
          <table:table-cell office:value-type="float" office:value="138.739" calcext:value-type="float">
            <text:p>138.739</text:p>
          </table:table-cell>
          <table:table-cell office:value-type="float" office:value="141.506" calcext:value-type="float">
            <text:p>141.506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141.53" calcext:value-type="float">
            <text:p>141.53</text:p>
          </table:table-cell>
          <table:table-cell office:value-type="float" office:value="143.031" calcext:value-type="float">
            <text:p>143.031</text:p>
          </table:table-cell>
          <table:table-cell office:value-type="float" office:value="139.874" calcext:value-type="float">
            <text:p>139.874</text:p>
          </table:table-cell>
          <table:table-cell table:formula="of:=AVERAGE([.D9:.M9])" office:value-type="float" office:value="141.58" calcext:value-type="float">
            <text:p>141.58</text:p>
          </table:table-cell>
          <table:table-cell table:formula="of:=SQRT(VAR([.D9:.M9]))" office:value-type="float" office:value="2.16754141316326" calcext:value-type="float">
            <text:p>2.16754141316326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perceptron_sdssdr6_4e7.pkl</text:p>
          </table:table-cell>
          <table:table-cell office:value-type="float" office:value="21160.321" calcext:value-type="float">
            <text:p>21160.321</text:p>
          </table:table-cell>
          <table:table-cell office:value-type="float" office:value="27645.101" calcext:value-type="float">
            <text:p>27645.101</text:p>
          </table:table-cell>
          <table:table-cell office:value-type="float" office:value="20298.906" calcext:value-type="float">
            <text:p>20298.906</text:p>
          </table:table-cell>
          <table:table-cell office:value-type="float" office:value="18202.963" calcext:value-type="float">
            <text:p>18202.963</text:p>
          </table:table-cell>
          <table:table-cell office:value-type="float" office:value="18606.194" calcext:value-type="float">
            <text:p>18606.194</text:p>
          </table:table-cell>
          <table:table-cell office:value-type="float" office:value="20873.631" calcext:value-type="float">
            <text:p>20873.631</text:p>
          </table:table-cell>
          <table:table-cell office:value-type="float" office:value="27822.071" calcext:value-type="float">
            <text:p>27822.071</text:p>
          </table:table-cell>
          <table:table-cell office:value-type="float" office:value="19614.723" calcext:value-type="float">
            <text:p>19614.723</text:p>
          </table:table-cell>
          <table:table-cell office:value-type="float" office:value="21049.276" calcext:value-type="float">
            <text:p>21049.276</text:p>
          </table:table-cell>
          <table:table-cell office:value-type="float" office:value="29767.917" calcext:value-type="float">
            <text:p>29767.917</text:p>
          </table:table-cell>
          <table:table-cell table:formula="of:=AVERAGE([.D10:.M10])" office:value-type="float" office:value="22504.1103" calcext:value-type="float">
            <text:p>22504.1103</text:p>
          </table:table-cell>
          <table:table-cell table:formula="of:=SQRT(VAR([.D10:.M10]))" office:value-type="float" office:value="4228.99067262598" calcext:value-type="float">
            <text:p>4228.99067262598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p_trained_data_sdssdr6_4e7.bin</text:p>
          </table:table-cell>
          <table:table-cell office:value-type="float" office:value="128.333" calcext:value-type="float">
            <text:p>128.333</text:p>
          </table:table-cell>
          <table:table-cell office:value-type="float" office:value="123.174" calcext:value-type="float">
            <text:p>123.174</text:p>
          </table:table-cell>
          <table:table-cell office:value-type="float" office:value="125.531" calcext:value-type="float">
            <text:p>125.531</text:p>
          </table:table-cell>
          <table:table-cell office:value-type="float" office:value="127.161" calcext:value-type="float">
            <text:p>127.161</text:p>
          </table:table-cell>
          <table:table-cell office:value-type="float" office:value="127.221" calcext:value-type="float">
            <text:p>127.221</text:p>
          </table:table-cell>
          <table:table-cell office:value-type="float" office:value="125.945" calcext:value-type="float">
            <text:p>125.945</text:p>
          </table:table-cell>
          <table:table-cell office:value-type="float" office:value="127.208" calcext:value-type="float">
            <text:p>127.208</text:p>
          </table:table-cell>
          <table:table-cell office:value-type="float" office:value="126.999" calcext:value-type="float">
            <text:p>126.999</text:p>
          </table:table-cell>
          <table:table-cell office:value-type="float" office:value="128.775" calcext:value-type="float">
            <text:p>128.775</text:p>
          </table:table-cell>
          <table:table-cell office:value-type="float" office:value="131.682" calcext:value-type="float">
            <text:p>131.682</text:p>
          </table:table-cell>
          <table:table-cell table:formula="of:=AVERAGE([.D11:.M11])" office:value-type="float" office:value="127.2029" calcext:value-type="float">
            <text:p>127.2029</text:p>
          </table:table-cell>
          <table:table-cell table:formula="of:=SQRT(VAR([.D11:.M11]))" office:value-type="float" office:value="2.22271712850136" calcext:value-type="float">
            <text:p>2.22271712850136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andom_forest_sdssdr6_4e7.pkl</text:p>
          </table:table-cell>
          <table:table-cell office:value-type="float" office:value="18438.077" calcext:value-type="float">
            <text:p>18438.077</text:p>
          </table:table-cell>
          <table:table-cell office:value-type="float" office:value="18446.22" calcext:value-type="float">
            <text:p>18446.22</text:p>
          </table:table-cell>
          <table:table-cell office:value-type="float" office:value="18736.113" calcext:value-type="float">
            <text:p>18736.113</text:p>
          </table:table-cell>
          <table:table-cell office:value-type="float" office:value="18673.089" calcext:value-type="float">
            <text:p>18673.089</text:p>
          </table:table-cell>
          <table:table-cell office:value-type="float" office:value="18790.328" calcext:value-type="float">
            <text:p>18790.328</text:p>
          </table:table-cell>
          <table:table-cell office:value-type="float" office:value="25638.648" calcext:value-type="float">
            <text:p>25638.648</text:p>
          </table:table-cell>
          <table:table-cell office:value-type="float" office:value="18895.249" calcext:value-type="float">
            <text:p>18895.249</text:p>
          </table:table-cell>
          <table:table-cell office:value-type="float" office:value="19364.588" calcext:value-type="float">
            <text:p>19364.588</text:p>
          </table:table-cell>
          <table:table-cell office:value-type="float" office:value="24231.396" calcext:value-type="float">
            <text:p>24231.396</text:p>
          </table:table-cell>
          <table:table-cell office:value-type="float" office:value="18673.089" calcext:value-type="float">
            <text:p>18673.089</text:p>
          </table:table-cell>
          <table:table-cell table:formula="of:=AVERAGE([.D12:.M12])" office:value-type="float" office:value="19988.6797" calcext:value-type="float">
            <text:p>19988.6797</text:p>
          </table:table-cell>
          <table:table-cell table:formula="of:=SQRT(VAR([.D12:.M12]))" office:value-type="float" office:value="2640.66370262116" calcext:value-type="float">
            <text:p>2640.66370262116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f_trained_data_sdssdr6_4e7.bin</text:p>
          </table:table-cell>
          <table:table-cell office:value-type="float" office:value="936.614" calcext:value-type="float">
            <text:p>936.614</text:p>
          </table:table-cell>
          <table:table-cell office:value-type="float" office:value="989.678" calcext:value-type="float">
            <text:p>989.678</text:p>
          </table:table-cell>
          <table:table-cell office:value-type="float" office:value="935.099" calcext:value-type="float">
            <text:p>935.099</text:p>
          </table:table-cell>
          <table:table-cell office:value-type="float" office:value="892.731" calcext:value-type="float">
            <text:p>892.731</text:p>
          </table:table-cell>
          <table:table-cell office:value-type="float" office:value="912.06" calcext:value-type="float">
            <text:p>912.06</text:p>
          </table:table-cell>
          <table:table-cell office:value-type="float" office:value="899.877" calcext:value-type="float">
            <text:p>899.877</text:p>
          </table:table-cell>
          <table:table-cell office:value-type="float" office:value="900.409" calcext:value-type="float">
            <text:p>900.409</text:p>
          </table:table-cell>
          <table:table-cell office:value-type="float" office:value="869.699" calcext:value-type="float">
            <text:p>869.699</text:p>
          </table:table-cell>
          <table:table-cell office:value-type="float" office:value="835.819" calcext:value-type="float">
            <text:p>835.819</text:p>
          </table:table-cell>
          <table:table-cell office:value-type="float" office:value="843.48" calcext:value-type="float">
            <text:p>843.48</text:p>
          </table:table-cell>
          <table:table-cell table:formula="of:=AVERAGE([.D13:.M13])" office:value-type="float" office:value="901.5466" calcext:value-type="float">
            <text:p>901.5466</text:p>
          </table:table-cell>
          <table:table-cell table:formula="of:=SQRT(VAR([.D13:.M13]))" office:value-type="float" office:value="45.9723043417326" calcext:value-type="float">
            <text:p>45.9723043417326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svm_trained_data_sdssdr6_4e7.bin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126.786" calcext:value-type="float">
            <text:p>126.786</text:p>
          </table:table-cell>
          <table:table-cell office:value-type="float" office:value="121.322" calcext:value-type="float">
            <text:p>121.322</text:p>
          </table:table-cell>
          <table:table-cell office:value-type="float" office:value="118.623" calcext:value-type="float">
            <text:p>118.623</text:p>
          </table:table-cell>
          <table:table-cell office:value-type="float" office:value="121.772" calcext:value-type="float">
            <text:p>121.772</text:p>
          </table:table-cell>
          <table:table-cell office:value-type="float" office:value="116.18" calcext:value-type="float">
            <text:p>116.18</text:p>
          </table:table-cell>
          <table:table-cell office:value-type="float" office:value="121.989" calcext:value-type="float">
            <text:p>121.989</text:p>
          </table:table-cell>
          <table:table-cell office:value-type="float" office:value="125.045" calcext:value-type="float">
            <text:p>125.045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5.272" calcext:value-type="float">
            <text:p>125.272</text:p>
          </table:table-cell>
          <table:table-cell table:formula="of:=AVERAGE([.D14:.M14])" office:value-type="float" office:value="122.8882" calcext:value-type="float">
            <text:p>122.8882</text:p>
          </table:table-cell>
          <table:table-cell table:formula="of:=SQRT(VAR([.D14:.M14]))" office:value-type="float" office:value="3.52691031924544" calcext:value-type="float">
            <text:p>3.52691031924544</text:p>
          </table:table-cell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>
            <text:p>Počet záznamů/s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Klasifikáto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oubor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4</text:p>
          </table:table-cell>
          <table:table-cell table:style-name="ce1" office:value-type="string" calcext:value-type="string">
            <text:p>Test5</text:p>
          </table:table-cell>
          <table:table-cell table:style-name="ce1" office:value-type="string" calcext:value-type="string">
            <text:p>Test6</text:p>
          </table:table-cell>
          <table:table-cell table:style-name="ce1" office:value-type="string" calcext:value-type="string">
            <text:p>Test7</text:p>
          </table:table-cell>
          <table:table-cell table:style-name="ce1" office:value-type="string" calcext:value-type="string">
            <text:p>Test8</text:p>
          </table:table-cell>
          <table:table-cell table:style-name="ce1" office:value-type="string" calcext:value-type="string">
            <text:p>Test9</text:p>
          </table:table-cell>
          <table:table-cell table:style-name="ce1" office:value-type="string" calcext:value-type="string">
            <text:p>Test10</text:p>
          </table:table-cell>
          <table:table-cell table:style-name="ce1" office:value-type="string" calcext:value-type="string">
            <text:p>Průměr</text:p>
          </table:table-cell>
          <table:table-cell table:style-name="ce1" office:value-type="string" calcext:value-type="string">
            <text:p>Odchylka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ab_trained_data_sdssdr6_4e7.bin</text:p>
          </table:table-cell>
          <table:table-cell table:formula="of:=39500000/[.D3]" office:value-type="float" office:value="42954.4389334685" calcext:value-type="float">
            <text:p>42954.4389334685</text:p>
          </table:table-cell>
          <table:table-cell table:formula="of:=39500000/[.E3]" office:value-type="float" office:value="43480.366688095" calcext:value-type="float">
            <text:p>43480.366688095</text:p>
          </table:table-cell>
          <table:table-cell table:formula="of:=39500000/[.F3]" office:value-type="float" office:value="43200.8907039339" calcext:value-type="float">
            <text:p>43200.8907039339</text:p>
          </table:table-cell>
          <table:table-cell table:formula="of:=39500000/[.G3]" office:value-type="float" office:value="38706.4026269399" calcext:value-type="float">
            <text:p>38706.4026269399</text:p>
          </table:table-cell>
          <table:table-cell table:formula="of:=39500000/[.H3]" office:value-type="float" office:value="35203.7988018231" calcext:value-type="float">
            <text:p>35203.7988018231</text:p>
          </table:table-cell>
          <table:table-cell table:formula="of:=39500000/[.I3]" office:value-type="float" office:value="34775.289999507" calcext:value-type="float">
            <text:p>34775.289999507</text:p>
          </table:table-cell>
          <table:table-cell table:formula="of:=39500000/[.J3]" office:value-type="float" office:value="38133.6705830107" calcext:value-type="float">
            <text:p>38133.6705830107</text:p>
          </table:table-cell>
          <table:table-cell table:formula="of:=39500000/[.K3]" office:value-type="float" office:value="43645.5407516757" calcext:value-type="float">
            <text:p>43645.5407516757</text:p>
          </table:table-cell>
          <table:table-cell table:formula="of:=39500000/[.L3]" office:value-type="float" office:value="43897.2781464902" calcext:value-type="float">
            <text:p>43897.2781464902</text:p>
          </table:table-cell>
          <table:table-cell table:formula="of:=39500000/[.M3]" office:value-type="float" office:value="43372.1816317164" calcext:value-type="float">
            <text:p>43372.1816317164</text:p>
          </table:table-cell>
          <table:table-cell table:formula="of:=AVERAGE([.D18:.M18])" office:value-type="float" office:value="40736.985886666" calcext:value-type="float">
            <text:p>40736.985886666</text:p>
          </table:table-cell>
          <table:table-cell table:formula="of:=SQRT(VAR([.D18:.M18]))" office:value-type="float" office:value="3666.12048177109" calcext:value-type="float">
            <text:p>3666.12048177109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adaboost_sdssdr6_4e7.pkl</text:p>
          </table:table-cell>
          <table:table-cell table:formula="of:=39500000/[.D4]" office:value-type="float" office:value="1465.54340494337" calcext:value-type="float">
            <text:p>1465.54340494337</text:p>
          </table:table-cell>
          <table:table-cell table:formula="of:=39500000/[.E4]" office:value-type="float" office:value="1441.12658593244" calcext:value-type="float">
            <text:p>1441.12658593244</text:p>
          </table:table-cell>
          <table:table-cell table:formula="of:=39500000/[.F4]" office:value-type="float" office:value="1119.59610641322" calcext:value-type="float">
            <text:p>1119.59610641322</text:p>
          </table:table-cell>
          <table:table-cell table:formula="of:=39500000/[.G4]" office:value-type="float" office:value="1105.56605205777" calcext:value-type="float">
            <text:p>1105.56605205777</text:p>
          </table:table-cell>
          <table:table-cell table:formula="of:=39500000/[.H4]" office:value-type="float" office:value="1450.14672731437" calcext:value-type="float">
            <text:p>1450.14672731437</text:p>
          </table:table-cell>
          <table:table-cell table:formula="of:=39500000/[.I4]" office:value-type="float" office:value="1357.02742147028" calcext:value-type="float">
            <text:p>1357.02742147028</text:p>
          </table:table-cell>
          <table:table-cell table:formula="of:=39500000/[.J4]" office:value-type="float" office:value="1332.31218631216" calcext:value-type="float">
            <text:p>1332.31218631216</text:p>
          </table:table-cell>
          <table:table-cell table:formula="of:=39500000/[.K4]" office:value-type="float" office:value="1416.23080819022" calcext:value-type="float">
            <text:p>1416.23080819022</text:p>
          </table:table-cell>
          <table:table-cell table:formula="of:=39500000/[.L4]" office:value-type="float" office:value="1243.99567379246" calcext:value-type="float">
            <text:p>1243.99567379246</text:p>
          </table:table-cell>
          <table:table-cell table:formula="of:=39500000/[.M4]" office:value-type="float" office:value="1267.83515061721" calcext:value-type="float">
            <text:p>1267.83515061721</text:p>
          </table:table-cell>
          <table:table-cell table:formula="of:=AVERAGE([.D19:.M19])" office:value-type="float" office:value="1319.93801170435" calcext:value-type="float">
            <text:p>1319.93801170435</text:p>
          </table:table-cell>
          <table:table-cell table:formula="of:=SQRT(VAR([.D19:.M19]))" office:value-type="float" office:value="132.588385938924" calcext:value-type="float">
            <text:p>132.588385938924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decisionTree_sdssdr6_4e7.pkl</text:p>
          </table:table-cell>
          <table:table-cell table:formula="of:=39500000/[.D5]" office:value-type="float" office:value="8340.2325003447" calcext:value-type="float">
            <text:p>8340.2325003447</text:p>
          </table:table-cell>
          <table:table-cell table:formula="of:=39500000/[.E5]" office:value-type="float" office:value="8360.87837059816" calcext:value-type="float">
            <text:p>8360.87837059816</text:p>
          </table:table-cell>
          <table:table-cell table:formula="of:=39500000/[.F5]" office:value-type="float" office:value="8332.72332173151" calcext:value-type="float">
            <text:p>8332.72332173151</text:p>
          </table:table-cell>
          <table:table-cell table:formula="of:=39500000/[.G5]" office:value-type="float" office:value="8395.70063609654" calcext:value-type="float">
            <text:p>8395.70063609654</text:p>
          </table:table-cell>
          <table:table-cell table:formula="of:=39500000/[.H5]" office:value-type="float" office:value="8430.65402879613" calcext:value-type="float">
            <text:p>8430.65402879613</text:p>
          </table:table-cell>
          <table:table-cell table:formula="of:=39500000/[.I5]" office:value-type="float" office:value="8409.04131606819" calcext:value-type="float">
            <text:p>8409.04131606819</text:p>
          </table:table-cell>
          <table:table-cell table:formula="of:=39500000/[.J5]" office:value-type="float" office:value="8345.43773933712" calcext:value-type="float">
            <text:p>8345.43773933712</text:p>
          </table:table-cell>
          <table:table-cell table:formula="of:=39500000/[.K5]" office:value-type="float" office:value="8539.56010672072" calcext:value-type="float">
            <text:p>8539.56010672072</text:p>
          </table:table-cell>
          <table:table-cell table:formula="of:=39500000/[.L5]" office:value-type="float" office:value="8382.74732977664" calcext:value-type="float">
            <text:p>8382.74732977664</text:p>
          </table:table-cell>
          <table:table-cell table:formula="of:=39500000/[.M5]" office:value-type="float" office:value="8336.39352842605" calcext:value-type="float">
            <text:p>8336.39352842605</text:p>
          </table:table-cell>
          <table:table-cell table:formula="of:=AVERAGE([.D20:.M20])" office:value-type="float" office:value="8387.33688778957" calcext:value-type="float">
            <text:p>8387.33688778957</text:p>
          </table:table-cell>
          <table:table-cell table:formula="of:=SQRT(VAR([.D20:.M20]))" office:value-type="float" office:value="63.1248007015782" calcext:value-type="float">
            <text:p>63.1248007015782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dt_trained_data_sdssdr6_4e7.bin</text:p>
          </table:table-cell>
          <table:table-cell table:formula="of:=39500000/[.D6]" office:value-type="float" office:value="292447.452005301" calcext:value-type="float">
            <text:p>292447.452005301</text:p>
          </table:table-cell>
          <table:table-cell table:formula="of:=39500000/[.E6]" office:value-type="float" office:value="291751.914852758" calcext:value-type="float">
            <text:p>291751.914852758</text:p>
          </table:table-cell>
          <table:table-cell table:formula="of:=39500000/[.F6]" office:value-type="float" office:value="292800.806499437" calcext:value-type="float">
            <text:p>292800.806499437</text:p>
          </table:table-cell>
          <table:table-cell table:formula="of:=39500000/[.G6]" office:value-type="float" office:value="294507.985267145" calcext:value-type="float">
            <text:p>294507.985267145</text:p>
          </table:table-cell>
          <table:table-cell table:formula="of:=39500000/[.H6]" office:value-type="float" office:value="292049.59667581" calcext:value-type="float">
            <text:p>292049.59667581</text:p>
          </table:table-cell>
          <table:table-cell table:formula="of:=39500000/[.I6]" office:value-type="float" office:value="295769.374766005" calcext:value-type="float">
            <text:p>295769.374766005</text:p>
          </table:table-cell>
          <table:table-cell table:formula="of:=39500000/[.J6]" office:value-type="float" office:value="307247.143379407" calcext:value-type="float">
            <text:p>307247.143379407</text:p>
          </table:table-cell>
          <table:table-cell table:formula="of:=39500000/[.K6]" office:value-type="float" office:value="309565.980658004" calcext:value-type="float">
            <text:p>309565.980658004</text:p>
          </table:table-cell>
          <table:table-cell table:formula="of:=39500000/[.L6]" office:value-type="float" office:value="241292.103944973" calcext:value-type="float">
            <text:p>241292.103944973</text:p>
          </table:table-cell>
          <table:table-cell table:formula="of:=39500000/[.M6]" office:value-type="float" office:value="280613.513494313" calcext:value-type="float">
            <text:p>280613.513494313</text:p>
          </table:table-cell>
          <table:table-cell table:formula="of:=AVERAGE([.D21:.M21])" office:value-type="float" office:value="289804.587154315" calcext:value-type="float">
            <text:p>289804.587154315</text:p>
          </table:table-cell>
          <table:table-cell table:formula="of:=SQRT(VAR([.D21:.M21]))" office:value-type="float" office:value="18900.8734836225" calcext:value-type="float">
            <text:p>18900.8734836225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linearSVM_sdssdr6_4e7.pkl</text:p>
          </table:table-cell>
          <table:table-cell table:formula="of:=39500000/[.D7]" office:value-type="float" office:value="1713.14330482779" calcext:value-type="float">
            <text:p>1713.14330482779</text:p>
          </table:table-cell>
          <table:table-cell table:formula="of:=39500000/[.E7]" office:value-type="float" office:value="1660.22548215785" calcext:value-type="float">
            <text:p>1660.22548215785</text:p>
          </table:table-cell>
          <table:table-cell table:formula="of:=39500000/[.F7]" office:value-type="float" office:value="1604.86311716179" calcext:value-type="float">
            <text:p>1604.86311716179</text:p>
          </table:table-cell>
          <table:table-cell table:formula="of:=39500000/[.G7]" office:value-type="float" office:value="1796.0599809463" calcext:value-type="float">
            <text:p>1796.0599809463</text:p>
          </table:table-cell>
          <table:table-cell table:formula="of:=39500000/[.H7]" office:value-type="float" office:value="1737.77609797643" calcext:value-type="float">
            <text:p>1737.77609797643</text:p>
          </table:table-cell>
          <table:table-cell table:formula="of:=39500000/[.I7]" office:value-type="float" office:value="1645.61247842529" calcext:value-type="float">
            <text:p>1645.61247842529</text:p>
          </table:table-cell>
          <table:table-cell table:formula="of:=39500000/[.J7]" office:value-type="float" office:value="1673.40902225888" calcext:value-type="float">
            <text:p>1673.40902225888</text:p>
          </table:table-cell>
          <table:table-cell table:formula="of:=39500000/[.K7]" office:value-type="float" office:value="1732.28481130485" calcext:value-type="float">
            <text:p>1732.28481130485</text:p>
          </table:table-cell>
          <table:table-cell table:formula="of:=39500000/[.L7]" office:value-type="float" office:value="1666.42886656427" calcext:value-type="float">
            <text:p>1666.42886656427</text:p>
          </table:table-cell>
          <table:table-cell table:formula="of:=39500000/[.M7]" office:value-type="float" office:value="1735.89648923944" calcext:value-type="float">
            <text:p>1735.89648923944</text:p>
          </table:table-cell>
          <table:table-cell table:formula="of:=AVERAGE([.D22:.M22])" office:value-type="float" office:value="1696.56996508629" calcext:value-type="float">
            <text:p>1696.56996508629</text:p>
          </table:table-cell>
          <table:table-cell table:formula="of:=SQRT(VAR([.D22:.M22]))" office:value-type="float" office:value="56.2392290046264" calcext:value-type="float">
            <text:p>56.2392290046264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naive_bayes_sdssdr6_4e7.pkl</text:p>
          </table:table-cell>
          <table:table-cell table:formula="of:=39500000/[.D8]" office:value-type="float" office:value="5259.74064019166" calcext:value-type="float">
            <text:p>5259.74064019166</text:p>
          </table:table-cell>
          <table:table-cell table:formula="of:=39500000/[.E8]" office:value-type="float" office:value="5169.17803656821" calcext:value-type="float">
            <text:p>5169.17803656821</text:p>
          </table:table-cell>
          <table:table-cell table:formula="of:=39500000/[.F8]" office:value-type="float" office:value="5278.82203420409" calcext:value-type="float">
            <text:p>5278.82203420409</text:p>
          </table:table-cell>
          <table:table-cell table:formula="of:=39500000/[.G8]" office:value-type="float" office:value="5309.1240859234" calcext:value-type="float">
            <text:p>5309.1240859234</text:p>
          </table:table-cell>
          <table:table-cell table:formula="of:=39500000/[.H8]" office:value-type="float" office:value="5625.12353910557" calcext:value-type="float">
            <text:p>5625.12353910557</text:p>
          </table:table-cell>
          <table:table-cell table:formula="of:=39500000/[.I8]" office:value-type="float" office:value="4065.88922747281" calcext:value-type="float">
            <text:p>4065.88922747281</text:p>
          </table:table-cell>
          <table:table-cell table:formula="of:=39500000/[.J8]" office:value-type="float" office:value="3105.43282500674" calcext:value-type="float">
            <text:p>3105.43282500674</text:p>
          </table:table-cell>
          <table:table-cell table:formula="of:=39500000/[.K8]" office:value-type="float" office:value="5358.6242308848" calcext:value-type="float">
            <text:p>5358.6242308848</text:p>
          </table:table-cell>
          <table:table-cell table:formula="of:=39500000/[.L8]" office:value-type="float" office:value="5356.06002258495" calcext:value-type="float">
            <text:p>5356.06002258495</text:p>
          </table:table-cell>
          <table:table-cell table:formula="of:=39500000/[.M8]" office:value-type="float" office:value="5327.70152570535" calcext:value-type="float">
            <text:p>5327.70152570535</text:p>
          </table:table-cell>
          <table:table-cell table:formula="of:=AVERAGE([.D23:.M23])" office:value-type="float" office:value="4985.56961676476" calcext:value-type="float">
            <text:p>4985.56961676476</text:p>
          </table:table-cell>
          <table:table-cell table:formula="of:=SQRT(VAR([.D23:.M23]))" office:value-type="float" office:value="780.513292615434" calcext:value-type="float">
            <text:p>780.513292615434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nbc_trained_data_sdssdr6_4e7.bin</text:p>
          </table:table-cell>
          <table:table-cell table:formula="of:=39500000/[.D9]" office:value-type="float" office:value="273469.952921628" calcext:value-type="float">
            <text:p>273469.952921628</text:p>
          </table:table-cell>
          <table:table-cell table:formula="of:=39500000/[.E9]" office:value-type="float" office:value="274387.490709031" calcext:value-type="float">
            <text:p>274387.490709031</text:p>
          </table:table-cell>
          <table:table-cell table:formula="of:=39500000/[.F9]" office:value-type="float" office:value="286487.23137289" calcext:value-type="float">
            <text:p>286487.23137289</text:p>
          </table:table-cell>
          <table:table-cell table:formula="of:=39500000/[.G9]" office:value-type="float" office:value="277998.690942873" calcext:value-type="float">
            <text:p>277998.690942873</text:p>
          </table:table-cell>
          <table:table-cell table:formula="of:=39500000/[.H9]" office:value-type="float" office:value="284707.256070752" calcext:value-type="float">
            <text:p>284707.256070752</text:p>
          </table:table-cell>
          <table:table-cell table:formula="of:=39500000/[.I9]" office:value-type="float" office:value="279140.107133266" calcext:value-type="float">
            <text:p>279140.107133266</text:p>
          </table:table-cell>
          <table:table-cell table:formula="of:=39500000/[.J9]" office:value-type="float" office:value="276690.086089143" calcext:value-type="float">
            <text:p>276690.086089143</text:p>
          </table:table-cell>
          <table:table-cell table:formula="of:=39500000/[.K9]" office:value-type="float" office:value="279092.771850491" calcext:value-type="float">
            <text:p>279092.771850491</text:p>
          </table:table-cell>
          <table:table-cell table:formula="of:=39500000/[.L9]" office:value-type="float" office:value="276163.908523327" calcext:value-type="float">
            <text:p>276163.908523327</text:p>
          </table:table-cell>
          <table:table-cell table:formula="of:=39500000/[.M9]" office:value-type="float" office:value="282397.014455867" calcext:value-type="float">
            <text:p>282397.014455867</text:p>
          </table:table-cell>
          <table:table-cell table:formula="of:=AVERAGE([.D24:.M24])" office:value-type="float" office:value="279053.451006927" calcext:value-type="float">
            <text:p>279053.451006927</text:p>
          </table:table-cell>
          <table:table-cell table:formula="of:=SQRT(VAR([.D24:.M24]))" office:value-type="float" office:value="4299.98939069888" calcext:value-type="float">
            <text:p>4299.98939069888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perceptron_sdssdr6_4e7.pkl</text:p>
          </table:table-cell>
          <table:table-cell table:formula="of:=39500000/[.D10]" office:value-type="float" office:value="1866.70136053229" calcext:value-type="float">
            <text:p>1866.70136053229</text:p>
          </table:table-cell>
          <table:table-cell table:formula="of:=39500000/[.E10]" office:value-type="float" office:value="1428.8245863164" calcext:value-type="float">
            <text:p>1428.8245863164</text:p>
          </table:table-cell>
          <table:table-cell table:formula="of:=39500000/[.F10]" office:value-type="float" office:value="1945.91767654868" calcext:value-type="float">
            <text:p>1945.91767654868</text:p>
          </table:table-cell>
          <table:table-cell table:formula="of:=39500000/[.G10]" office:value-type="float" office:value="2169.97639340365" calcext:value-type="float">
            <text:p>2169.97639340365</text:p>
          </table:table-cell>
          <table:table-cell table:formula="of:=39500000/[.H10]" office:value-type="float" office:value="2122.94894915102" calcext:value-type="float">
            <text:p>2122.94894915102</text:p>
          </table:table-cell>
          <table:table-cell table:formula="of:=39500000/[.I10]" office:value-type="float" office:value="1892.33967008423" calcext:value-type="float">
            <text:p>1892.33967008423</text:p>
          </table:table-cell>
          <table:table-cell table:formula="of:=39500000/[.J10]" office:value-type="float" office:value="1419.73615120168" calcext:value-type="float">
            <text:p>1419.73615120168</text:p>
          </table:table-cell>
          <table:table-cell table:formula="of:=39500000/[.K10]" office:value-type="float" office:value="2013.79341426336" calcext:value-type="float">
            <text:p>2013.79341426336</text:p>
          </table:table-cell>
          <table:table-cell table:formula="of:=39500000/[.L10]" office:value-type="float" office:value="1876.54910316155" calcext:value-type="float">
            <text:p>1876.54910316155</text:p>
          </table:table-cell>
          <table:table-cell table:formula="of:=39500000/[.M10]" office:value-type="float" office:value="1326.9319448855" calcext:value-type="float">
            <text:p>1326.9319448855</text:p>
          </table:table-cell>
          <table:table-cell table:formula="of:=AVERAGE([.D25:.M25])" office:value-type="float" office:value="1806.37192495484" calcext:value-type="float">
            <text:p>1806.37192495484</text:p>
          </table:table-cell>
          <table:table-cell table:formula="of:=SQRT(VAR([.D25:.M25]))" office:value-type="float" office:value="304.187944831636" calcext:value-type="float">
            <text:p>304.187944831636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p_trained_data_sdssdr6_4e7.bin</text:p>
          </table:table-cell>
          <table:table-cell table:formula="of:=39500000/[.D11]" office:value-type="float" office:value="307793.007254564" calcext:value-type="float">
            <text:p>307793.007254564</text:p>
          </table:table-cell>
          <table:table-cell table:formula="of:=39500000/[.E11]" office:value-type="float" office:value="320684.560053258" calcext:value-type="float">
            <text:p>320684.560053258</text:p>
          </table:table-cell>
          <table:table-cell table:formula="of:=39500000/[.F11]" office:value-type="float" office:value="314663.310258024" calcext:value-type="float">
            <text:p>314663.310258024</text:p>
          </table:table-cell>
          <table:table-cell table:formula="of:=39500000/[.G11]" office:value-type="float" office:value="310629.831473486" calcext:value-type="float">
            <text:p>310629.831473486</text:p>
          </table:table-cell>
          <table:table-cell table:formula="of:=39500000/[.H11]" office:value-type="float" office:value="310483.332154283" calcext:value-type="float">
            <text:p>310483.332154283</text:p>
          </table:table-cell>
          <table:table-cell table:formula="of:=39500000/[.I11]" office:value-type="float" office:value="313628.965024415" calcext:value-type="float">
            <text:p>313628.965024415</text:p>
          </table:table-cell>
          <table:table-cell table:formula="of:=39500000/[.J11]" office:value-type="float" office:value="310515.06194579" calcext:value-type="float">
            <text:p>310515.06194579</text:p>
          </table:table-cell>
          <table:table-cell table:formula="of:=39500000/[.K11]" office:value-type="float" office:value="311026.071071426" calcext:value-type="float">
            <text:p>311026.071071426</text:p>
          </table:table-cell>
          <table:table-cell table:formula="of:=39500000/[.L11]" office:value-type="float" office:value="306736.556008542" calcext:value-type="float">
            <text:p>306736.556008542</text:p>
          </table:table-cell>
          <table:table-cell table:formula="of:=39500000/[.M11]" office:value-type="float" office:value="299965.067359244" calcext:value-type="float">
            <text:p>299965.067359244</text:p>
          </table:table-cell>
          <table:table-cell table:formula="of:=AVERAGE([.D26:.M26])" office:value-type="float" office:value="310612.576260303" calcext:value-type="float">
            <text:p>310612.576260303</text:p>
          </table:table-cell>
          <table:table-cell table:formula="of:=SQRT(VAR([.D26:.M26]))" office:value-type="float" office:value="5410.81572790498" calcext:value-type="float">
            <text:p>5410.81572790498</text:p>
          </table:table-cell>
        </table:table-row>
        <table:table-row table:style-name="ro2">
          <table:table-cell office:value-type="string" calcext:value-type="string">
            <text:p>Scikit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andom_forest_sdssdr6_4e7.pkl</text:p>
          </table:table-cell>
          <table:table-cell table:formula="of:=39500000/[.D12]" office:value-type="float" office:value="2142.30583807628" calcext:value-type="float">
            <text:p>2142.30583807628</text:p>
          </table:table-cell>
          <table:table-cell table:formula="of:=39500000/[.E12]" office:value-type="float" office:value="2141.36012689863" calcext:value-type="float">
            <text:p>2141.36012689863</text:p>
          </table:table-cell>
          <table:table-cell table:formula="of:=39500000/[.F12]" office:value-type="float" office:value="2108.22810473015" calcext:value-type="float">
            <text:p>2108.22810473015</text:p>
          </table:table-cell>
          <table:table-cell table:formula="of:=39500000/[.G12]" office:value-type="float" office:value="2115.34363703831" calcext:value-type="float">
            <text:p>2115.34363703831</text:p>
          </table:table-cell>
          <table:table-cell table:formula="of:=39500000/[.H12]" office:value-type="float" office:value="2102.14531646281" calcext:value-type="float">
            <text:p>2102.14531646281</text:p>
          </table:table-cell>
          <table:table-cell table:formula="of:=39500000/[.I12]" office:value-type="float" office:value="1540.64286073119" calcext:value-type="float">
            <text:p>1540.64286073119</text:p>
          </table:table-cell>
          <table:table-cell table:formula="of:=39500000/[.J12]" office:value-type="float" office:value="2090.47258387545" calcext:value-type="float">
            <text:p>2090.47258387545</text:p>
          </table:table-cell>
          <table:table-cell table:formula="of:=39500000/[.K12]" office:value-type="float" office:value="2039.80585592629" calcext:value-type="float">
            <text:p>2039.80585592629</text:p>
          </table:table-cell>
          <table:table-cell table:formula="of:=39500000/[.L12]" office:value-type="float" office:value="1630.11656447693" calcext:value-type="float">
            <text:p>1630.11656447693</text:p>
          </table:table-cell>
          <table:table-cell table:formula="of:=39500000/[.M12]" office:value-type="float" office:value="2115.34363703831" calcext:value-type="float">
            <text:p>2115.34363703831</text:p>
          </table:table-cell>
          <table:table-cell table:formula="of:=AVERAGE([.D27:.M27])" office:value-type="float" office:value="2002.57645252543" calcext:value-type="float">
            <text:p>2002.57645252543</text:p>
          </table:table-cell>
          <table:table-cell table:formula="of:=SQRT(VAR([.D27:.M27]))" office:value-type="float" office:value="222.739280914593" calcext:value-type="float">
            <text:p>222.739280914593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f_trained_data_sdssdr6_4e7.bin</text:p>
          </table:table-cell>
          <table:table-cell table:formula="of:=39500000/[.D13]" office:value-type="float" office:value="42173.1898092491" calcext:value-type="float">
            <text:p>42173.1898092491</text:p>
          </table:table-cell>
          <table:table-cell table:formula="of:=39500000/[.E13]" office:value-type="float" office:value="39911.9713684653" calcext:value-type="float">
            <text:p>39911.9713684653</text:p>
          </table:table-cell>
          <table:table-cell table:formula="of:=39500000/[.F13]" office:value-type="float" office:value="42241.5166736356" calcext:value-type="float">
            <text:p>42241.5166736356</text:p>
          </table:table-cell>
          <table:table-cell table:formula="of:=39500000/[.G13]" office:value-type="float" office:value="44246.2511103569" calcext:value-type="float">
            <text:p>44246.2511103569</text:p>
          </table:table-cell>
          <table:table-cell table:formula="of:=39500000/[.H13]" office:value-type="float" office:value="43308.554261781" calcext:value-type="float">
            <text:p>43308.554261781</text:p>
          </table:table-cell>
          <table:table-cell table:formula="of:=39500000/[.I13]" office:value-type="float" office:value="43894.887856896" calcext:value-type="float">
            <text:p>43894.887856896</text:p>
          </table:table-cell>
          <table:table-cell table:formula="of:=39500000/[.J13]" office:value-type="float" office:value="43868.9528869658" calcext:value-type="float">
            <text:p>43868.9528869658</text:p>
          </table:table-cell>
          <table:table-cell table:formula="of:=39500000/[.K13]" office:value-type="float" office:value="45418.0124387863" calcext:value-type="float">
            <text:p>45418.0124387863</text:p>
          </table:table-cell>
          <table:table-cell table:formula="of:=39500000/[.L13]" office:value-type="float" office:value="47259.0357481704" calcext:value-type="float">
            <text:p>47259.0357481704</text:p>
          </table:table-cell>
          <table:table-cell table:formula="of:=39500000/[.M13]" office:value-type="float" office:value="46829.8003509271" calcext:value-type="float">
            <text:p>46829.8003509271</text:p>
          </table:table-cell>
          <table:table-cell table:formula="of:=AVERAGE([.D28:.M28])" office:value-type="float" office:value="43915.2172505234" calcext:value-type="float">
            <text:p>43915.2172505234</text:p>
          </table:table-cell>
          <table:table-cell table:formula="of:=SQRT(VAR([.D28:.M28]))" office:value-type="float" office:value="2218.017084032" calcext:value-type="float">
            <text:p>2218.017084032</text:p>
          </table:table-cell>
        </table:table-row>
        <table:table-row table:style-name="ro2">
          <table:table-cell office:value-type="string" calcext:value-type="string">
            <text:p>Mlpack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svm_trained_data_sdssdr6_4e7.bin</text:p>
          </table:table-cell>
          <table:table-cell table:formula="of:=39500000/[.D14]" office:value-type="float" office:value="313868.207137125" calcext:value-type="float">
            <text:p>313868.207137125</text:p>
          </table:table-cell>
          <table:table-cell table:formula="of:=39500000/[.E14]" office:value-type="float" office:value="311548.59369331" calcext:value-type="float">
            <text:p>311548.59369331</text:p>
          </table:table-cell>
          <table:table-cell table:formula="of:=39500000/[.F14]" office:value-type="float" office:value="325579.861855228" calcext:value-type="float">
            <text:p>325579.861855228</text:p>
          </table:table-cell>
          <table:table-cell table:formula="of:=39500000/[.G14]" office:value-type="float" office:value="332987.700530251" calcext:value-type="float">
            <text:p>332987.700530251</text:p>
          </table:table-cell>
          <table:table-cell table:formula="of:=39500000/[.H14]" office:value-type="float" office:value="324376.704004205" calcext:value-type="float">
            <text:p>324376.704004205</text:p>
          </table:table-cell>
          <table:table-cell table:formula="of:=39500000/[.I14]" office:value-type="float" office:value="339989.671199862" calcext:value-type="float">
            <text:p>339989.671199862</text:p>
          </table:table-cell>
          <table:table-cell table:formula="of:=39500000/[.J14]" office:value-type="float" office:value="323799.686857012" calcext:value-type="float">
            <text:p>323799.686857012</text:p>
          </table:table-cell>
          <table:table-cell table:formula="of:=39500000/[.K14]" office:value-type="float" office:value="315886.280938862" calcext:value-type="float">
            <text:p>315886.280938862</text:p>
          </table:table-cell>
          <table:table-cell table:formula="of:=39500000/[.L14]" office:value-type="float" office:value="313382.628288534" calcext:value-type="float">
            <text:p>313382.628288534</text:p>
          </table:table-cell>
          <table:table-cell table:formula="of:=39500000/[.M14]" office:value-type="float" office:value="315313.87700364" calcext:value-type="float">
            <text:p>315313.87700364</text:p>
          </table:table-cell>
          <table:table-cell table:formula="of:=AVERAGE([.D29:.M29])" office:value-type="float" office:value="321673.321150803" calcext:value-type="float">
            <text:p>321673.321150803</text:p>
          </table:table-cell>
          <table:table-cell table:formula="of:=SQRT(VAR([.D29:.M29]))" office:value-type="float" office:value="9408.580559921" calcext:value-type="float">
            <text:p>9408.580559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7:30:21.834697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20:57:59.538587678</meta:creation-date>
    <dc:date>2025-04-12T18:17:50.693754661</dc:date>
    <meta:editing-duration>P4DT6H3M12S</meta:editing-duration>
    <meta:editing-cycles>14</meta:editing-cycles>
    <meta:generator>LibreOffice/24.2.7.2$Linux_X86_64 LibreOffice_project/420$Build-2</meta:generator>
    <meta:document-statistic meta:table-count="1" meta:cell-count="392" meta:object-count="0"/>
  </office:meta>
</office:document-meta>
</file>